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roid Sans" svg:font-family="'Droid Sans'" style:font-family-generic="swiss"/>
    <style:font-face style:name="FreeSans1" svg:font-family="FreeSans" style:font-family-generic="swiss"/>
    <style:font-face style:name="Liberation Serif" svg:font-family="'Liberation Serif'" style:font-family-generic="roman" style:font-pitch="variable"/>
    <style:font-face style:name="Droid Sans1"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Droid Sans1" fo:font-size="10pt" fo:font-weight="normal" officeooo:rsid="001369be" officeooo:paragraph-rsid="001369be" style:font-size-asian="10pt" style:font-weight-asian="normal" style:font-size-complex="10pt" style:font-weight-complex="normal"/>
    </style:style>
    <style:style style:name="P2" style:family="paragraph" style:parent-style-name="Standard" style:list-style-name="L1">
      <style:paragraph-properties fo:margin-top="7.99pt" fo:margin-bottom="0pt" loext:contextual-spacing="false" fo:line-height="100%" style:writing-mode="page"/>
      <style:text-properties style:font-name="Droid Sans1" fo:font-size="10pt" fo:font-weight="normal" officeooo:rsid="001369be" officeooo:paragraph-rsid="001369be" style:font-size-asian="10pt" style:font-weight-asian="normal" style:font-size-complex="10pt" style:font-weight-complex="normal"/>
    </style:style>
    <style:style style:name="P3" style:family="paragraph" style:parent-style-name="Standard">
      <style:paragraph-properties fo:margin-top="7.99pt" fo:margin-bottom="0pt" loext:contextual-spacing="false" fo:line-height="100%" style:writing-mode="page"/>
      <style:text-properties style:font-name="Droid Sans1" fo:font-size="10pt" fo:font-weight="normal" officeooo:rsid="001369be" officeooo:paragraph-rsid="001369be" style:font-size-asian="10pt" style:font-weight-asian="normal" style:font-size-complex="10pt" style:font-weight-complex="normal"/>
    </style:style>
    <style:style style:name="P4" style:family="paragraph" style:parent-style-name="Standard" style:list-style-name="L2">
      <style:paragraph-properties fo:margin-top="7.99pt" fo:margin-bottom="0pt" loext:contextual-spacing="false" fo:line-height="100%" style:writing-mode="page"/>
      <style:text-properties style:font-name="Droid Sans1" fo:font-size="10pt" fo:font-weight="normal" officeooo:rsid="001485b1" officeooo:paragraph-rsid="001485b1" style:font-size-asian="10pt" style:font-weight-asian="normal" style:font-size-complex="10pt" style:font-weight-complex="normal"/>
    </style:style>
    <style:style style:name="P5" style:family="paragraph" style:parent-style-name="Standard" style:list-style-name="L2">
      <style:paragraph-properties fo:margin-top="7.99pt" fo:margin-bottom="0pt" loext:contextual-spacing="false" fo:line-height="100%" style:writing-mode="page"/>
      <style:text-properties style:font-name="Droid Sans1" fo:font-size="10pt" fo:font-weight="normal" officeooo:rsid="0016e700" officeooo:paragraph-rsid="0016e700" style:font-size-asian="10pt" style:font-weight-asian="normal" style:font-size-complex="10pt" style:font-weight-complex="normal"/>
    </style:style>
    <style:style style:name="P6" style:family="paragraph" style:parent-style-name="Standard" style:list-style-name="L2">
      <style:paragraph-properties fo:margin-top="7.99pt" fo:margin-bottom="0pt" loext:contextual-spacing="false" fo:line-height="100%" style:writing-mode="page"/>
      <style:text-properties style:font-name="Droid Sans1" fo:font-size="10pt" fo:font-weight="normal" officeooo:rsid="00191f87" officeooo:paragraph-rsid="00191f87" style:font-size-asian="10pt" style:font-weight-asian="normal" style:font-size-complex="10pt" style:font-weight-complex="normal"/>
    </style:style>
    <style:style style:name="P7" style:family="paragraph" style:parent-style-name="Standard" style:list-style-name="L2">
      <style:paragraph-properties fo:margin-top="7.99pt" fo:margin-bottom="0pt" loext:contextual-spacing="false" fo:line-height="100%" style:writing-mode="page"/>
      <style:text-properties style:font-name="Droid Sans1" fo:font-size="10pt" fo:font-weight="normal" officeooo:rsid="001c2024" officeooo:paragraph-rsid="001c2024" style:font-size-asian="10pt" style:font-weight-asian="normal" style:font-size-complex="10pt" style:font-weight-complex="normal"/>
    </style:style>
    <style:style style:name="P8" style:family="paragraph" style:parent-style-name="Standard" style:list-style-name="L2">
      <style:paragraph-properties fo:margin-top="7.99pt" fo:margin-bottom="0pt" loext:contextual-spacing="false" fo:line-height="100%" style:writing-mode="page"/>
      <style:text-properties style:font-name="Droid Sans1" fo:font-size="10pt" fo:font-weight="normal" officeooo:rsid="0023a8c0" officeooo:paragraph-rsid="0023a8c0" style:font-size-asian="10pt" style:font-weight-asian="normal" style:font-size-complex="10pt" style:font-weight-complex="normal"/>
    </style:style>
    <style:style style:name="P9" style:family="paragraph" style:parent-style-name="Standard">
      <style:paragraph-properties fo:margin-top="7.99pt" fo:margin-bottom="0pt" loext:contextual-spacing="false" fo:line-height="100%" style:writing-mode="page"/>
      <style:text-properties style:font-name="Droid Sans1" fo:font-size="10pt" fo:font-weight="normal" officeooo:rsid="0023a8c0" officeooo:paragraph-rsid="0023a8c0" style:font-size-asian="10pt" style:font-weight-asian="normal" style:font-size-complex="10pt" style:font-weight-complex="normal"/>
    </style:style>
    <style:style style:name="P10" style:family="paragraph" style:parent-style-name="Standard">
      <style:paragraph-properties fo:margin-top="7.99pt" fo:margin-bottom="0pt" loext:contextual-spacing="false" fo:line-height="100%" style:writing-mode="page"/>
      <style:text-properties style:font-name="Droid Sans1" fo:font-size="12pt" fo:font-weight="bold" officeooo:rsid="001369be" officeooo:paragraph-rsid="001369be" style:font-size-asian="12pt" style:font-weight-asian="bold" style:font-size-complex="12pt" style:font-weight-complex="bold"/>
    </style:style>
    <style:style style:name="P11" style:family="paragraph" style:parent-style-name="Standard">
      <style:paragraph-properties fo:margin-top="7.99pt" fo:margin-bottom="0pt" loext:contextual-spacing="false" fo:line-height="100%" style:writing-mode="page"/>
      <style:text-properties style:font-name="Droid Sans1" fo:font-size="12pt" fo:font-weight="bold" officeooo:rsid="0023a8c0" officeooo:paragraph-rsid="0023a8c0" style:font-size-asian="12pt" style:font-weight-asian="bold" style:font-size-complex="12pt" style:font-weight-complex="bold"/>
    </style:style>
    <style:style style:name="P12" style:family="paragraph" style:parent-style-name="Standard">
      <style:paragraph-properties fo:margin-top="0pt" fo:margin-bottom="0pt" loext:contextual-spacing="false" fo:line-height="100%" style:writing-mode="page"/>
      <style:text-properties style:font-name="Droid Sans1" fo:font-weight="bold" officeooo:rsid="001369be" officeooo:paragraph-rsid="001485b1" style:font-weight-asian="bold" style:font-weight-complex="bold"/>
    </style:style>
    <style:style style:name="P13" style:family="paragraph" style:parent-style-name="Standard" style:list-style-name="L2">
      <style:paragraph-properties fo:margin-top="4pt" fo:margin-bottom="0pt" loext:contextual-spacing="false" fo:line-height="100%" style:writing-mode="page"/>
      <style:text-properties style:font-name="Droid Sans1" fo:font-size="10pt" fo:font-weight="normal" officeooo:rsid="0016e700" officeooo:paragraph-rsid="0016e700" style:font-size-asian="10pt" style:font-weight-asian="normal" style:font-size-complex="10pt" style:font-weight-complex="normal"/>
    </style:style>
    <style:style style:name="T1" style:family="text">
      <style:text-properties fo:color="#999999" fo:font-size="10pt" officeooo:rsid="001485b1" style:font-size-asian="10pt" style:font-size-complex="10pt"/>
    </style:style>
    <style:style style:name="T2" style:family="text">
      <style:text-properties fo:font-style="italic" style:font-style-asian="italic" style:font-style-complex="italic"/>
    </style:style>
    <style:style style:name="T3" style:family="text">
      <style:text-properties fo:font-style="italic" officeooo:rsid="00191f87"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151f5c" style:font-style-asian="normal" style:font-style-complex="normal"/>
    </style:style>
    <style:style style:name="T6" style:family="text">
      <style:text-properties fo:font-style="normal" officeooo:rsid="00191f87" style:font-style-asian="normal" style:font-style-complex="normal"/>
    </style:style>
    <style:style style:name="T7" style:family="text">
      <style:text-properties fo:font-style="normal" officeooo:rsid="001e1194" style:font-style-asian="normal" style:font-style-complex="normal"/>
    </style:style>
    <style:style style:name="T8" style:family="text">
      <style:text-properties fo:font-style="normal" officeooo:rsid="0021c4ba" style:font-style-asian="normal" style:font-style-complex="normal"/>
    </style:style>
    <style:style style:name="T9" style:family="text">
      <style:text-properties officeooo:rsid="00151f5c"/>
    </style:style>
    <text:list-style style:name="L1">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Puntos de la reunión anterior </text:p>
      <text:p text:style-name="P12"><text:span text:style-name="T1">(27 abril)</text:span></text:p>
      <text:list xml:id="list1756712756" text:style-name="L1">
        <text:list-item>
          <text:p text:style-name="P2">Se acordó que el informe a preparar debe indicar lo que se puede hacer con el equipo disponible.</text:p>
        </text:list-item>
        <text:list-item>
          <text:p text:style-name="P2">Generar un algoritmo para el proceso de medición.</text:p>
        </text:list-item>
        <text:list-item>
          <text:p text:style-name="P2">Estructurar el indice, <text:s/>mejorar y numerar títulos.</text:p>
        </text:list-item>
        <text:list-item>
          <text:p text:style-name="P2">Documentación de usuario común y técnica.</text:p>
        </text:list-item>
        <text:list-item>
          <text:p text:style-name="P2">Preparar documentos de requerimientos de software, lo que desea el usuario (T-Suites).</text:p>
        </text:list-item>
        <text:list-item>
          <text:p text:style-name="P2">A partir del documento de requerimientos generar el doc de arquitectura – modelado.</text:p>
        </text:list-item>
      </text:list>
      <text:p text:style-name="P3"/>
      <text:p text:style-name="P10">Lo realizado hasta ahora</text:p>
      <text:list xml:id="list185101365" text:style-name="L2">
        <text:list-item>
          <text:p text:style-name="P4">Estudio del sistema generador de tipografía Latex.</text:p>
        </text:list-item>
        <text:list-item>
          <text:p text:style-name="P4">Migración del informe sobre el sistema de medición de figura de ruido desde <text:span text:style-name="T2">Libre Office Writer</text:span> a <text:span text:style-name="T2">LaTex</text:span>.</text:p>
        </text:list-item>
        <text:list-item>
          <text:p text:style-name="P4">Trabajo en el formato de este documento: tablas + gráficos.</text:p>
        </text:list-item>
        <text:list-item>
          <text:p text:style-name="P4">Desarrollo de software en Ubuntu Linux: trabajo con las librerías <text:span text:style-name="T2">VISA de National Instruments</text:span>, con el objeto de establecer comunicación con el NFA a través del puente LAN/GPIB. Las librería no funcionan en Ubuntu, las librerías de NI son para <text:span text:style-name="T2">OpenSUSE</text:span>, <text:span text:style-name="T2">ScientificLinux</text:span>, Linux <text:span text:style-name="T2">RedHat</text:span>. </text:p>
        </text:list-item>
        <text:list-item>
          <text:p text:style-name="P4">Se logró comunicación con el NFA a través del puente LAN/GPIB con librerías VXI (en formato código fuente), se genero un proyecto en <text:span text:style-name="T2">MonoDevelop</text:span> para pruebas.</text:p>
        </text:list-item>
        <text:list-item>
          <text:p text:style-name="P4"><text:s/>Se logró cargar el firmware en el adaptador USB/GPIB, aunque no ha sido posible usarlo en Windows XP (virtualizado) ni en Ubuntu. Windows XP no reconoce dispositivos USB, Ubuntu si reconoce el adaptador (por medio de la salida del comando <text:span text:style-name="T2">lsusb</text:span>) pero no es posible acceder porque las librería NI-VISA no funciona en Ubuntu.</text:p>
        </text:list-item>
        <text:list-item>
          <text:p text:style-name="P4">Se instaló una suite de <text:span text:style-name="T2">software EDA </text:span>que permite el diseño de esquemáticos electrónicos en forma jerárquica, <text:span text:style-name="T2">eSim</text:span> (software libre), basada en <text:span text:style-name="T2">KiCad</text:span> y <text:span text:style-name="T2">NG-Spice</text:span>.</text:p>
        </text:list-item>
        <text:list-item>
          <text:p text:style-name="P5">Se ha generado un primer esquemático con el diseño del equipo Cendit11713. De tipo jerarquico, diagrama de bloques.</text:p>
        </text:list-item>
        <text:list-item>
          <text:p text:style-name="P4">Se han descargado los footprints de la <text:span text:style-name="T9">mayoría</text:span> de los circuitos integrados a <text:s/>utilizar en el proyecto, se ha generado con estos una librería de <text:span text:style-name="T9">símbolos</text:span> + footprints para Eagle.</text:p>
        </text:list-item>
        <text:list-item>
          <text:p text:style-name="P4">Se desarrollo un prototipo muy <text:span text:style-name="T9">básico</text:span> de la <text:span text:style-name="T2">Cendit Board</text:span><text:span text:style-name="T4">. Incluye Hardware (tarjeta) + Software (firmware, bootloader).</text:span></text:p>
        </text:list-item>
        <text:list-item>
          <text:p text:style-name="P4"><text:span text:style-name="T4">Se ha generado utilizando Eagle un archivo PCB con los footprints de los circuitos integrados a utilizar, con el objeto de generar un stencil (capa silkscree</text:span><text:span text:style-name="T5">n</text:span><text:span text:style-name="T4">) para aplicar la pasta de soldar. Esto con el objeto de soldar de forma manual componentes SMD.</text:span></text:p>
        </text:list-item>
        <text:list-item>
          <text:p text:style-name="P6"><text:span text:style-name="T4">Diseño, simulación y prototipo de fuente de alimentación primaria. De tipo conmutado, flyback, basada en TL494.</text:span></text:p>
        </text:list-item>
        <text:list-item>
          <text:p text:style-name="P7"><text:span text:style-name="T4">Se esta traba</text:span><text:span text:style-name="T7">jan</text:span><text:span text:style-name="T4">do en la selección de componentes del sistema Cendit11713. <text:s/>Se esta investigando sobre componentes controladores de fuente de alimentación (PMIC( + reguladores conmutados y reguladores LDO. Se ha generado unaq lista de componentes previa. Actualmente incluye los microcontroladores + controladores de Ethernet.</text:span></text:p>
        </text:list-item>
        <text:list-item>
          <text:p text:style-name="P5"><text:span text:style-name="T4">Se han adquirido nuevos componentes: </text:span></text:p>
          <text:list>
            <text:list-item>
              <text:p text:style-name="P13"><text:span text:style-name="T4">Microcontroladores ARM con bootloader USB precargado.</text:span></text:p>
            </text:list-item>
            <text:list-item>
              <text:p text:style-name="P13"><text:soft-page-break/><text:span text:style-name="T4">Controlador Ethernet capa </text:span><text:span text:style-name="T8">física</text:span><text:span text:style-name="T4"> CP2201, de Silicon Labs.</text:span></text:p>
            </text:list-item>
            <text:list-item>
              <text:p text:style-name="P13"><text:span text:style-name="T4">Componentes mecánicos: conector Ethernet con elementos magnéticos incluidos (10/100 BASE-T y 100/1000 BASE-T).</text:span></text:p>
            </text:list-item>
            <text:list-item>
              <text:p text:style-name="P5"><text:span text:style-name="T4">C</text:span><text:span text:style-name="T6">ircuito integrado controlador de fuente de alimentación </text:span><text:span text:style-name="T8">PMIC </text:span><text:span text:style-name="T6">(</text:span><text:span text:style-name="T3">Power Management Integrated Circuits</text:span><text:span text:style-name="T6">).</text:span></text:p>
            </text:list-item>
            <text:list-item>
              <text:p text:style-name="P8"><text:span text:style-name="T6">C</text:span><text:span text:style-name="T4">onectores GPIB.</text:span></text:p>
            </text:list-item>
            <text:list-item>
              <text:p text:style-name="P8"><text:span text:style-name="T4">Transformadores de pulso para fuente de alimentación.</text:span></text:p>
            </text:list-item>
          </text:list>
        </text:list-item>
      </text:list>
      <text:p text:style-name="P11">Requerimientos</text:p>
      <text:p text:style-name="P9">Como realizar la <text:span text:style-name="T2">solicitud de componentes electrónicos</text:span> en el CENDIT (en especial de componentes pasivos, sobre los cuales no tengo una cantidad precisa, sino estimaciones.)</text:p>
      <text:p text:style-name="P9">Solicitud de un teléfono dañado, al cual se le pueda extraer la pantalla, con el fin de realizar prueba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Droid Sans" svg:font-family="'Droid Sans'" style:font-family-generic="swiss"/>
    <style:font-face style:name="FreeSans1" svg:font-family="FreeSans" style:font-family-generic="swiss"/>
    <style:font-face style:name="Liberation Serif" svg:font-family="'Liberation Serif'" style:font-family-generic="roman" style:font-pitch="variable"/>
    <style:font-face style:name="Droid Sans1"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35.49pt" style:writing-mode="page"/>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7pt" loext:contextual-spacing="false" fo:line-height="120%"/>
    </style:style>
    <style:style style:name="List" style:family="paragraph" style:parent-style-name="Text_20_body" style:class="list">
      <style:text-properties style:font-name="Droid Sans" fo:font-family="'Droid Sans'"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6.01pt" fo:margin-bottom="6.01pt"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office:styles>
  <office:automatic-styles>
    <style:page-layout style:name="Mpm1">
      <style:page-layout-properties fo:page-width="612pt" fo:page-height="792pt" style:num-format="1" style:print-orientation="portrait" fo:margin-top="56.69pt" fo:margin-bottom="56.69pt" fo:margin-left="56.69pt" fo:margin-right="56.69pt" style:writing-mode="lr-tb" style:footnote-max-height="0pt">
        <style:footnote-sep style:width="0.51pt" style:distance-before-sep="2.86pt" style:distance-after-sep="2.86pt"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9T07:18:32.331532085</meta:creation-date>
    <dc:date>2017-05-19T09:54:46.846893515</dc:date>
    <meta:editing-duration>PT2H14M58S</meta:editing-duration>
    <meta:editing-cycles>9</meta:editing-cycles>
    <meta:generator>LibreOffice/5.3.1.2$Linux_x86 LibreOffice_project/e80a0e0fd1875e1696614d24c32df0f95f03deb2</meta:generator>
    <meta:document-statistic meta:table-count="0" meta:image-count="0" meta:object-count="0" meta:page-count="2" meta:paragraph-count="32" meta:word-count="550" meta:character-count="3454" meta:non-whitespace-character-count="2954"/>
  </office:meta>
</office:document-meta>
</file>